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 - в контексте "Wordpress Разработка Плагинов"</text:p>
      <text:p text:style-name="Standard">ChatGPT</text:p>
      <text:p text:style-name="P1">ChatGPT</text:p>
      <text:p text:style-name="Text_20_body">Конечно, вот полный список терминов, понятий и их описаний, разбитых по категориям в контексте разработки плагинов для Wordpress:</text:p>
      <text:p text:style-name="Text_20_body"><text:span text:style-name="Strong_20_Emphasis">Хуки и Фильтры:</text:span></text:p>
      <text:list xml:id="list7271409308217389341" text:style-name="L1">
        <text:list-item>
          <text:p text:style-name="P11"><text:span text:style-name="Strong_20_Emphasis">Хуки (Hooks):</text:span> Это места в коде Wordpress, где можно подключить свои функции для выполнения определенных действий. Хуки делятся на действия (actions) и фильтры (filters).</text:p>
        </text:list-item>
        <text:list-item>
          <text:p text:style-name="P11"><text:span text:style-name="Strong_20_Emphasis">Действия (Actions):</text:span> Хуки, используемые для выполнения действий в определенные моменты времени, такие как загрузка страницы или сохранение записи.</text:p>
        </text:list-item>
        <text:list-item>
          <text:p text:style-name="P2"><text:span text:style-name="Strong_20_Emphasis">Фильтры (Filters):</text:span> Хуки, используемые для изменения данных перед их выводом или сохранением.</text:p>
        </text:list-item>
      </text:list>
      <text:p text:style-name="Text_20_body"><text:span text:style-name="Strong_20_Emphasis">API Wordpress:</text:span></text:p>
      <text:list xml:id="list3757256414550472075" text:style-name="L2">
        <text:list-item>
          <text:p text:style-name="P12"><text:span text:style-name="Strong_20_Emphasis">WP_Query:</text:span> Класс Wordpress для выполнения запросов к базе данных и получения контента (например, записей, страниц).</text:p>
        </text:list-item>
        <text:list-item>
          <text:p text:style-name="P3"><text:span text:style-name="Strong_20_Emphasis">wpdb:</text:span> Глобальный объект, предоставляющий функции для работы с базой данных Wordpress.</text:p>
        </text:list-item>
      </text:list>
      <text:p text:style-name="Text_20_body"><text:span text:style-name="Strong_20_Emphasis">Административные страницы:</text:span></text:p>
      <text:list xml:id="list4006215806237331169" text:style-name="L3">
        <text:list-item>
          <text:p text:style-name="P13"><text:span text:style-name="Strong_20_Emphasis">add_menu_page:</text:span> Функция для добавления новой страницы в административное меню Wordpress.</text:p>
        </text:list-item>
        <text:list-item>
          <text:p text:style-name="P4"><text:span text:style-name="Strong_20_Emphasis">add_submenu_page:</text:span> Функция для добавления подстраницы к существующей странице в административном меню.</text:p>
        </text:list-item>
      </text:list>
      <text:p text:style-name="Text_20_body"><text:span text:style-name="Strong_20_Emphasis">Метаполя:</text:span></text:p>
      <text:list xml:id="list604125758731253972" text:style-name="L4">
        <text:list-item>
          <text:p text:style-name="P14"><text:span text:style-name="Strong_20_Emphasis">add_meta_box:</text:span> Функция для добавления метаполя к записям или страницам Wordpress.</text:p>
        </text:list-item>
        <text:list-item>
          <text:p text:style-name="P14"><text:span text:style-name="Strong_20_Emphasis">update_post_meta:</text:span> Функция для обновления значения метаполя записи.</text:p>
        </text:list-item>
        <text:list-item>
          <text:p text:style-name="P5"><text:span text:style-name="Strong_20_Emphasis">get_post_meta:</text:span> Функция для получения значения метаполя записи.</text:p>
        </text:list-item>
      </text:list>
      <text:p text:style-name="Text_20_body"><text:span text:style-name="Strong_20_Emphasis">Безопасность:</text:span></text:p>
      <text:list xml:id="list7666957399826602825" text:style-name="L5">
        <text:list-item>
          <text:p text:style-name="P15"><text:span text:style-name="Strong_20_Emphasis">capabilities:</text:span> Система прав доступа Wordpress, позволяющая определять, какие действия могут выполнять пользователи.</text:p>
        </text:list-item>
        <text:list-item>
          <text:p text:style-name="P6"><text:span text:style-name="Strong_20_Emphasis">Nonce (одноразовый код):</text:span> Специальный код, который используется для защиты от атак на формы и запросы в Wordpress.</text:p>
        </text:list-item>
      </text:list>
      <text:p text:style-name="Text_20_body"><text:span text:style-name="Strong_20_Emphasis">Оптимизация и производительность:</text:span></text:p>
      <text:list xml:id="list5264427175406351882" text:style-name="L6">
        <text:list-item>
          <text:p text:style-name="P16"><text:span text:style-name="Strong_20_Emphasis">Кэширование:</text:span> Механизм, используемый для временного хранения данных в памяти или на диске с целью ускорения доступа к этим данным.</text:p>
        </text:list-item>
        <text:list-item>
          <text:p text:style-name="P7"><text:span text:style-name="Strong_20_Emphasis">Minification (Минификация):</text:span> Процесс удаления избыточных символов из кода (например, пробелов, комментариев, переносов строк) с целью уменьшения размера файлов и улучшения производительности.</text:p>
        </text:list-item>
      </text:list>
      <text:p text:style-name="Text_20_body"><text:span text:style-name="Strong_20_Emphasis">Документация и отладка:</text:span></text:p>
      <text:list xml:id="list2039517116613377588" text:style-name="L7">
        <text:list-item>
          <text:p text:style-name="P17"><text:span text:style-name="Strong_20_Emphasis">Комментарии в коде:</text:span> Специальные комментарии, описывающие функции, классы, методы и переменные в коде плагина.</text:p>
        </text:list-item>
        <text:list-item>
          <text:p text:style-name="P8"><text:span text:style-name="Strong_20_Emphasis">Отладочные инструменты:</text:span> Инструменты, используемые для обнаружения и исправления ошибок в коде, такие как Xdebug, var_dump(), error_log().</text:p>
        </text:list-item>
      </text:list>
      <text:p text:style-name="Text_20_body"><text:soft-page-break/><text:span text:style-name="Strong_20_Emphasis">Работа с API сторонних сервисов:</text:span></text:p>
      <text:list xml:id="list9053903244405473193" text:style-name="L8">
        <text:list-item>
          <text:p text:style-name="P18"><text:span text:style-name="Strong_20_Emphasis">API ключ:</text:span> Уникальный идентификатор, используемый для аутентификации при доступе к API стороннего сервиса.</text:p>
        </text:list-item>
        <text:list-item>
          <text:p text:style-name="P9"><text:span text:style-name="Strong_20_Emphasis">HTTP запросы:</text:span> Запросы, отправляемые к стороннему API с целью получения или отправки данных, используя протокол HTTP или HTTPS.</text:p>
        </text:list-item>
      </text:list>
      <text:p text:style-name="Text_20_body"><text:span text:style-name="Strong_20_Emphasis">Документация и распространение:</text:span></text:p>
      <text:list xml:id="list2051672107806968779" text:style-name="L9">
        <text:list-item>
          <text:p text:style-name="P19"><text:span text:style-name="Strong_20_Emphasis">README файл:</text:span> Файл, содержащий информацию о плагине, его описании, инструкциях по установке и использованию.</text:p>
        </text:list-item>
        <text:list-item>
          <text:p text:style-name="P10"><text:span text:style-name="Strong_20_Emphasis">Репозиторий плагинов Wordpress:</text:span> Официальный ресурс, предназначенный для публикации и распространения плагинов для Wordpress.</text:p>
        </text:list-item>
      </text:list>
      <text:p text:style-name="Text_20_body">Этот список поможет вам лучше понять основные термины и концепции, используемые в разработке плагинов для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1T23:11:52.94</dc:date>
    <meta:document-statistic meta:table-count="0" meta:image-count="0" meta:object-count="0" meta:page-count="2" meta:paragraph-count="34" meta:word-count="377" meta:character-count="2863"/>
    <dc:creator>Dima Wide</dc:creator>
    <meta:user-defined meta:name="Info 1"/>
    <meta:user-defined meta:name="Info 2"/>
    <meta:user-defined meta:name="Info 3"/>
    <meta:user-defined meta:name="Info 4"/>
  </office:meta>
</office:document-meta>
</file>